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language="hu" fo:country="HU" style:language-complex="ar" style:country-complex="SA"/>
    </style:style>
    <style:style style:name="P3" style:family="paragraph" style:parent-style-name="Standard">
      <style:text-properties fo:language="hu" fo:country="HU" officeooo:rsid="000d184c" style:language-complex="ar" style:country-complex="SA"/>
    </style:style>
    <style:style style:name="P4" style:family="paragraph" style:parent-style-name="Standard">
      <style:text-properties fo:language="hu" fo:country="HU" officeooo:rsid="0007ec75" officeooo:paragraph-rsid="0007ec75" style:language-complex="ar" style:country-complex="SA"/>
    </style:style>
    <style:style style:name="P5" style:family="paragraph" style:parent-style-name="Standard">
      <style:text-properties fo:language="hu" fo:country="HU" officeooo:rsid="0008e030" officeooo:paragraph-rsid="0008e030" style:language-complex="ar" style:country-complex="SA"/>
    </style:style>
    <style:style style:name="P6" style:family="paragraph" style:parent-style-name="Standard">
      <style:paragraph-properties fo:margin-left="0in" fo:margin-right="0in" fo:text-align="justify" style:justify-single-word="false" fo:text-indent="0.4925in" style:auto-text-indent="false"/>
      <style:text-properties fo:language="hu" fo:country="HU" officeooo:rsid="0007ec75" officeooo:paragraph-rsid="0007ec75" style:language-complex="ar" style:country-complex="SA"/>
    </style:style>
    <style:style style:name="P7" style:family="paragraph" style:parent-style-name="Standard">
      <style:paragraph-properties fo:margin-left="0in" fo:margin-right="0in" fo:text-indent="0.4925in" style:auto-text-indent="false"/>
      <style:text-properties fo:language="hu" fo:country="HU" officeooo:rsid="000dbc59" officeooo:paragraph-rsid="000dbc59" style:language-complex="ar" style:country-complex="SA"/>
    </style:style>
    <style:style style:name="P8" style:family="paragraph" style:parent-style-name="Standard">
      <style:paragraph-properties fo:break-before="page"/>
      <style:text-properties fo:language="hu" fo:country="HU" style:language-complex="ar" style:country-complex="SA"/>
    </style:style>
    <style:style style:name="P9" style:family="paragraph" style:parent-style-name="dtj2">
      <style:text-properties fo:language="hu" fo:country="HU" style:language-complex="ar" style:country-complex="SA"/>
    </style:style>
    <style:style style:name="P10" style:family="paragraph" style:parent-style-name="dto3">
      <style:text-properties fo:language="hu" fo:country="HU" style:language-complex="ar" style:country-complex="SA"/>
    </style:style>
    <style:style style:name="P11" style:family="paragraph" style:parent-style-name="dto3">
      <style:text-properties fo:language="hu" fo:country="HU" officeooo:rsid="00063aa3" officeooo:paragraph-rsid="00063aa3" style:language-complex="ar" style:country-complex="SA"/>
    </style:style>
    <style:style style:name="P12" style:family="paragraph" style:parent-style-name="dfk2">
      <style:paragraph-properties fo:line-height="100%"/>
      <style:text-properties fo:language="hu" fo:country="HU" style:language-complex="ar" style:country-complex="SA"/>
    </style:style>
    <style:style style:name="P13" style:family="paragraph" style:parent-style-name="dfk2">
      <style:paragraph-properties fo:line-height="100%"/>
      <style:text-properties fo:language="hu" fo:country="HU" officeooo:paragraph-rsid="00063aa3" style:language-complex="ar" style:country-complex="SA"/>
    </style:style>
    <style:style style:name="P14" style:family="paragraph" style:parent-style-name="Standard" style:master-page-name="Standard">
      <style:paragraph-properties style:page-number="2"/>
      <style:text-properties fo:language="hu" fo:country="HU" style:language-complex="ar" style:country-complex="SA"/>
    </style:style>
    <style:style style:name="P15" style:family="paragraph" style:parent-style-name="Standard">
      <style:text-properties fo:language="hu" fo:country="HU" officeooo:rsid="000f9217" officeooo:paragraph-rsid="000f9217" style:language-complex="ar" style:country-complex="SA"/>
    </style:style>
    <style:style style:name="P16" style:family="paragraph" style:parent-style-name="Standard">
      <style:text-properties fo:language="hu" fo:country="HU" officeooo:rsid="00104925" officeooo:paragraph-rsid="00104925" style:language-complex="ar" style:country-complex="SA"/>
    </style:style>
    <style:style style:name="P17" style:family="paragraph" style:parent-style-name="Standard">
      <style:text-properties fo:language="hu" fo:country="HU" officeooo:rsid="0011c7a4" officeooo:paragraph-rsid="0011c7a4" style:language-complex="ar" style:country-complex="SA"/>
    </style:style>
    <style:style style:name="P18" style:family="paragraph" style:parent-style-name="Standard">
      <style:paragraph-properties fo:margin-left="0in" fo:margin-right="0in" fo:text-indent="0in" style:auto-text-indent="false"/>
      <style:text-properties fo:language="hu" fo:country="HU" officeooo:rsid="000f9217" officeooo:paragraph-rsid="000f9217" style:language-complex="ar" style:country-complex="SA"/>
    </style:style>
    <style:style style:name="P19" style:family="paragraph" style:parent-style-name="Standard">
      <style:paragraph-properties fo:margin-left="0in" fo:margin-right="0in" fo:text-indent="0in" style:auto-text-indent="false"/>
      <style:text-properties fo:language="hu" fo:country="HU" officeooo:paragraph-rsid="0016ce55" style:language-complex="ar" style:country-complex="SA"/>
    </style:style>
    <style:style style:name="P20" style:family="paragraph" style:parent-style-name="Standard">
      <style:paragraph-properties fo:margin-left="0in" fo:margin-right="0in" fo:text-indent="0in" style:auto-text-indent="false"/>
      <style:text-properties fo:language="hu" fo:country="HU" officeooo:rsid="001725f8" officeooo:paragraph-rsid="001725f8" style:language-complex="ar" style:country-complex="SA"/>
    </style:style>
    <style:style style:name="P21" style:family="paragraph" style:parent-style-name="Standard">
      <style:paragraph-properties fo:margin-left="0in" fo:margin-right="0in" fo:text-indent="0in" style:auto-text-indent="false"/>
      <style:text-properties fo:language="hu" fo:country="HU" officeooo:rsid="001377d3" officeooo:paragraph-rsid="001377d3" style:language-complex="ar" style:country-complex="SA"/>
    </style:style>
    <style:style style:name="P22" style:family="paragraph" style:parent-style-name="Heading_20_1">
      <style:text-properties fo:language="hu" fo:country="HU" style:language-complex="ar" style:country-complex="SA"/>
    </style:style>
    <style:style style:name="P23" style:family="paragraph" style:parent-style-name="Heading_20_1" style:list-style-name="">
      <style:paragraph-properties fo:orphans="2" fo:widows="2"/>
      <style:text-properties fo:language="hu" fo:country="HU" style:language-complex="ar" style:country-complex="SA"/>
    </style:style>
    <style:style style:name="P24" style:family="paragraph" style:parent-style-name="Heading_20_1">
      <style:paragraph-properties fo:break-before="page"/>
      <style:text-properties fo:language="hu" fo:country="HU" style:language-complex="ar" style:country-complex="SA"/>
    </style:style>
    <style:style style:name="P25" style:family="paragraph" style:parent-style-name="Heading_20_2">
      <style:text-properties fo:language="hu" fo:country="HU" style:language-complex="ar" style:country-complex="SA"/>
    </style:style>
    <style:style style:name="P26" style:family="paragraph" style:parent-style-name="Heading_20_2">
      <style:paragraph-properties fo:text-align="center" style:justify-single-word="false"/>
      <style:text-properties fo:language="hu" fo:country="HU" style:language-complex="ar" style:country-complex="SA"/>
    </style:style>
    <style:style style:name="P27" style:family="paragraph" style:parent-style-name="Heading_20_2">
      <style:paragraph-properties fo:text-align="center" style:justify-single-word="false"/>
      <style:text-properties fo:language="hu" fo:country="HU" officeooo:paragraph-rsid="0008e030" style:language-complex="ar" style:country-complex="SA"/>
    </style:style>
    <style:style style:name="P28" style:family="paragraph" style:parent-style-name="Heading_20_3">
      <style:text-properties fo:language="hu" fo:country="HU" style:language-complex="ar" style:country-complex="SA"/>
    </style:style>
    <style:style style:name="P29" style:family="paragraph" style:parent-style-name="dfk2">
      <style:paragraph-properties fo:line-height="100%"/>
      <style:text-properties fo:language="hu" fo:country="HU" officeooo:rsid="00063aa3" officeooo:paragraph-rsid="00063aa3" style:language-complex="ar" style:country-complex="SA"/>
    </style:style>
    <style:style style:name="P30" style:family="paragraph" style:parent-style-name="dto2">
      <style:text-properties fo:language="hu" fo:country="HU" style:language-complex="ar" style:country-complex="SA"/>
    </style:style>
    <style:style style:name="P31" style:family="paragraph" style:parent-style-name="Contents_20_1">
      <style:paragraph-properties>
        <style:tab-stops>
          <style:tab-stop style:position="5.9063in" style:type="right" style:leader-style="dotted" style:leader-text="."/>
        </style:tab-stops>
      </style:paragraph-properties>
    </style:style>
    <style:style style:name="P32" style:family="paragraph" style:parent-style-name="Contents_20_2">
      <style:paragraph-properties>
        <style:tab-stops>
          <style:tab-stop style:position="5.9063in" style:type="right" style:leader-style="dotted" style:leader-text="."/>
        </style:tab-stops>
      </style:paragraph-properties>
    </style:style>
    <style:style style:name="P33" style:family="paragraph" style:parent-style-name="Contents_20_3">
      <style:paragraph-properties>
        <style:tab-stops>
          <style:tab-stop style:position="5.9063in" style:type="right" style:leader-style="dotted" style:leader-text="."/>
        </style:tab-stops>
      </style:paragraph-properties>
    </style:style>
    <style:style style:name="P34" style:family="paragraph" style:parent-style-name="Endnote">
      <style:text-properties fo:language="hu" fo:country="HU" officeooo:rsid="0016ce55" officeooo:paragraph-rsid="0016ce55" style:language-complex="ar" style:country-complex="SA"/>
    </style:style>
    <style:style style:name="T1" style:family="text">
      <style:text-properties fo:language="hu" fo:country="HU" style:language-complex="ar" style:country-complex="SA"/>
    </style:style>
    <style:style style:name="T2" style:family="text">
      <style:text-properties fo:language="hu" fo:country="HU" officeooo:rsid="0007ec75" style:language-complex="ar" style:country-complex="SA"/>
    </style:style>
    <style:style style:name="T3" style:family="text">
      <style:text-properties fo:language="hu" fo:country="HU" officeooo:rsid="0013fa3a" style:language-complex="ar" style:country-complex="SA"/>
    </style:style>
    <style:style style:name="T4" style:family="text">
      <style:text-properties fo:language="hu" fo:country="HU" officeooo:rsid="0014e35b" style:language-complex="ar" style:country-complex="SA"/>
    </style:style>
    <style:style style:name="T5" style:family="text">
      <style:text-properties officeooo:rsid="00063aa3"/>
    </style:style>
    <style:style style:name="T6" style:family="text">
      <style:text-properties officeooo:rsid="0007ec75"/>
    </style:style>
    <style:style style:name="T7" style:family="text">
      <style:text-properties officeooo:rsid="00104925"/>
    </style:style>
    <style:style style:name="T8" style:family="text">
      <style:text-properties officeooo:rsid="001377d3"/>
    </style:style>
    <style:style style:name="T9" style:family="text">
      <style:text-properties officeooo:rsid="0013fa3a"/>
    </style:style>
    <style:style style:name="T10" style:family="text">
      <style:text-properties officeooo:rsid="0014e35b"/>
    </style:style>
    <style:style style:name="T11" style:family="text">
      <style:text-properties style:font-name="Times New Roman" fo:language="hu" fo:country="HU" officeooo:rsid="0014e35b" style:language-complex="ar" style:country-complex="SA"/>
    </style:style>
    <style:style style:name="T12" style:family="text">
      <style:text-properties style:font-name="Times New Roman" officeooo:rsid="0014e35b"/>
    </style:style>
    <style:style style:name="T13" style:family="text"/>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oft-page-break/></text:p>
      <text:h text:style-name="P27" text:outline-level="2"><text:bookmark-start text:name="__RefHeading___Toc80443487"/>Feladatkiírás<text:bookmark-end text:name="__RefHeading___Toc80443487"/></text:h>
      <text:p text:style-name="P12"/>
      <text:p text:style-name="P29">Napjainkban gyakran felmerül a beltéri pozíciómeghatározás és navigálás kérdése, hogy miként tudja valaki a saját helyzetét meghatározni egy épületen belül, ahol nem érhetők el, illetve nem pontosak a műholdas pozicionáló jelek.</text:p>
      <text:p text:style-name="P29">Létezik már többféle megoldás, melyek vezetéknélküli hálózatok, fényjelek, odometria vagy más speciális megoldás segítségével próbálják meghatározni a felhasználó pozicióját.</text:p>
      <text:p text:style-name="P29">A hallgató feladata egy olyan szoftver rendszertervének elkészítése és megvalósítása, mely az arra alkalmas mobil eszközön képes meghatározni a felhasználó pozicióját, követni a mozgását és elnavigálni a kívánt úticéljához egy épületen belül, vezetéknélküli jeleken, infraförös fényjeleken és odometrián alapuló lokalizációs megoldások ötvözésével.</text:p>
      <text:p text:style-name="P13"><text:span text:style-name="T5">A munka célja a feladat megvalósítására alkalmas szoftver tervének elkészítése, a helymeghatározást segítő technológiák felmérése, alkalmas leírás keresése a beltéri térkép tárolására és megjelenítésére, útvonaltervező algoritmus kiválasztása és implementálása, a tervezett szoftver egyes elemeinek kódolása és a megoldások tesztelése, a teljes megoldás dokumentálása.</text:span> </text:p>
      <text:p text:style-name="P12"/>
      <text:p text:style-name="P12"/>
      <text:p text:style-name="P8"/>
      <text:h text:style-name="P26" text:outline-level="2"><text:bookmark-start text:name="__RefHeading___Toc80443488"/>Tartalmi összefoglaló<text:bookmark-end text:name="__RefHeading___Toc80443488"/></text:h>
      <text:p text:style-name="P2"/>
      <text:list xml:id="list4038803788865269820" text:style-name="WW8Num1">
        <text:list-item>
          <text:p text:style-name="P30">A téma megnevezése:</text:p>
        </text:list-item>
      </text:list>
      <text:p text:style-name="P11">Szenzorfúzió alapú beltéri navigációs rendszer megvalósítása mobil platformra.</text:p>
      <text:p text:style-name="P10"/>
      <text:p text:style-name="P10"/>
      <text:p text:style-name="P10"/>
      <text:list xml:id="list811323416297" text:continue-numbering="true" text:style-name="WW8Num1">
        <text:list-item>
          <text:p text:style-name="P30">A megadott feladat megfogalmazása:</text:p>
        </text:list-item>
      </text:list>
      <text:p text:style-name="P10"/>
      <text:p text:style-name="P10"/>
      <text:p text:style-name="P10"/>
      <text:p text:style-name="P10"/>
      <text:p text:style-name="P10"/>
      <text:list xml:id="list810167042609" text:continue-numbering="true" text:style-name="WW8Num1">
        <text:list-item>
          <text:p text:style-name="P30">A megoldási mód:</text:p>
        </text:list-item>
      </text:list>
      <text:p text:style-name="P10"/>
      <text:p text:style-name="P10"/>
      <text:p text:style-name="P10"/>
      <text:p text:style-name="P10"/>
      <text:list xml:id="list811449150332" text:continue-numbering="true" text:style-name="WW8Num1">
        <text:list-item>
          <text:p text:style-name="P30">Alkalmazott eszközök, módszerek:</text:p>
        </text:list-item>
      </text:list>
      <text:p text:style-name="P10"/>
      <text:p text:style-name="P10"/>
      <text:p text:style-name="P10"/>
      <text:p text:style-name="P10"/>
      <text:list xml:id="list811612410357" text:continue-numbering="true" text:style-name="WW8Num1">
        <text:list-item>
          <text:p text:style-name="P30">Elért eredmények:</text:p>
        </text:list-item>
      </text:list>
      <text:p text:style-name="P10"/>
      <text:p text:style-name="P10"/>
      <text:p text:style-name="P10"/>
      <text:p text:style-name="P10"/>
      <text:list xml:id="list810248918860" text:continue-numbering="true" text:style-name="WW8Num1">
        <text:list-item>
          <text:p text:style-name="P30">Kulcsszavak:</text:p>
        </text:list-item>
      </text:list>
      <text:p text:style-name="P10"/>
      <text:p text:style-name="P10"/>
      <text:p text:style-name="P10"/>
      <text:p text:style-name="P10"/>
      <text:p text:style-name="P9"/>
      <text:p text:style-name="P8"/>
      <text:h text:style-name="P26" text:outline-level="2"><text:bookmark-start text:name="__RefHeading___Toc80443489"/>Tartalomjegyzék<text:bookmark-end text:name="__RefHeading___Toc80443489"/></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2"><text:a xlink:type="simple" xlink:href="#__RefHeading___Toc80443487" text:style-name="Index_20_Link" text:visited-style-name="Index_20_Link"><text:span text:style-name="T1">Feladatkiírás<text:tab/>2</text:span></text:a></text:p>
          <text:p text:style-name="P32"><text:a xlink:type="simple" xlink:href="#__RefHeading___Toc80443488" text:style-name="Index_20_Link" text:visited-style-name="Index_20_Link"><text:span text:style-name="T1">Tartalmi összefoglaló<text:tab/>3</text:span></text:a></text:p>
          <text:p text:style-name="P32"><text:a xlink:type="simple" xlink:href="#__RefHeading___Toc80443489" text:style-name="Index_20_Link" text:visited-style-name="Index_20_Link"><text:span text:style-name="T1">Tartalomjegyzék<text:tab/>4</text:span></text:a></text:p>
          <text:p text:style-name="P31"><text:a xlink:type="simple" xlink:href="#__RefHeading__4491_931608399" text:style-name="Index_20_Link" text:visited-style-name="Index_20_Link"><text:span text:style-name="T1">BEVEZETÉS<text:tab/>6</text:span></text:a></text:p>
          <text:p text:style-name="P31"><text:a xlink:type="simple" xlink:href="#__RefHeading___Toc80443491" text:style-name="Index_20_Link" text:visited-style-name="Index_20_Link"><text:span text:style-name="T1">1. A BELTÉRI NAVIGÁCIÓ<text:tab/>6</text:span></text:a></text:p>
          <text:p text:style-name="P32"><text:a xlink:type="simple" xlink:href="#__RefHeading___Toc80443492" text:style-name="Index_20_Link" text:visited-style-name="Index_20_Link"><text:span text:style-name="T1">1.1. A beltéri helymeghatározás problémái<text:tab/>7</text:span></text:a></text:p>
          <text:p text:style-name="P32"><text:a xlink:type="simple" xlink:href="#__RefHeading___Toc80443493" text:style-name="Index_20_Link" text:visited-style-name="Index_20_Link"><text:span text:style-name="T1">1.2. Létező megoldások<text:tab/>7</text:span></text:a></text:p>
          <text:p text:style-name="P31"><text:a xlink:type="simple" xlink:href="#__RefHeading___Toc80443495" text:style-name="Index_20_Link" text:visited-style-name="Index_20_Link"><text:span text:style-name="T1">2. A FELHASZNÁLT TECHNOLÓGIÁK RÖVID ISMERTETÉSE<text:tab/>8</text:span></text:a></text:p>
          <text:p text:style-name="P32"><text:a xlink:type="simple" xlink:href="#__RefHeading___Toc80443496" text:style-name="Index_20_Link" text:visited-style-name="Index_20_Link"><text:span text:style-name="T1">2.1. Odometria<text:tab/>8</text:span></text:a></text:p>
          <text:p text:style-name="P33"><text:a xlink:type="simple" xlink:href="#__RefHeading__4493_931608399" text:style-name="Index_20_Link" text:visited-style-name="Index_20_Link"><text:span text:style-name="T1">2.1.1. MEMS érzékelők<text:tab/>8</text:span></text:a></text:p>
          <text:p text:style-name="P33"><text:a xlink:type="simple" xlink:href="#__RefHeading__4636_931608399" text:style-name="Index_20_Link" text:visited-style-name="Index_20_Link"><text:span text:style-name="T1">2.1.2. Lépésérzékelés<text:tab/>8</text:span></text:a></text:p>
          <text:p text:style-name="P32"><text:a xlink:type="simple" xlink:href="#__RefHeading___Toc80443497" text:style-name="Index_20_Link" text:visited-style-name="Index_20_Link"><text:span text:style-name="T1">2.2. Vezetéknélküli jelek<text:tab/>8</text:span></text:a></text:p>
          <text:p text:style-name="P33"><text:a xlink:type="simple" xlink:href="#__RefHeading___Toc80443498" text:style-name="Index_20_Link" text:visited-style-name="Index_20_Link"><text:span text:style-name="T1">2.2.1. Rádiótechnológián alapuló jelek<text:tab/>8</text:span></text:a></text:p>
          <text:p text:style-name="P33"><text:a xlink:type="simple" xlink:href="#__RefHeading___Toc80443499" text:style-name="Index_20_Link" text:visited-style-name="Index_20_Link"><text:span text:style-name="T1">2.2.2. Látható jelek<text:tab/>8</text:span></text:a></text:p>
          <text:p text:style-name="P32"><text:a xlink:type="simple" xlink:href="#__RefHeading___Toc80443500" text:style-name="Index_20_Link" text:visited-style-name="Index_20_Link"><text:span text:style-name="T1">2.3. Térképek és útvonalak<text:tab/>8</text:span></text:a></text:p>
          <text:p text:style-name="P33"><text:a xlink:type="simple" xlink:href="#__RefHeading__4495_931608399" text:style-name="Index_20_Link" text:visited-style-name="Index_20_Link"><text:span text:style-name="T1">2.3.1. OpenStreetMaps<text:tab/>8</text:span></text:a></text:p>
          <text:p text:style-name="P33"><text:a xlink:type="simple" xlink:href="#__RefHeading__4497_931608399" text:style-name="Index_20_Link" text:visited-style-name="Index_20_Link"><text:span text:style-name="T1">2.3.2. Beltéri térképek készítése és tárolása<text:tab/>8</text:span></text:a></text:p>
          <text:p text:style-name="P33"><text:a xlink:type="simple" xlink:href="#__RefHeading__4499_931608399" text:style-name="Index_20_Link" text:visited-style-name="Index_20_Link"><text:span text:style-name="T1">2.3.3. Útvonaltervezésre optimális adatstruktúra<text:tab/>8</text:span></text:a></text:p>
          <text:p text:style-name="P33"><text:a xlink:type="simple" xlink:href="#__RefHeading__4501_931608399" text:style-name="Index_20_Link" text:visited-style-name="Index_20_Link"><text:span text:style-name="T1">2.3.4. Útvonaltervezés és navigálás<text:tab/>8</text:span></text:a></text:p>
          <text:p text:style-name="P31"><text:a xlink:type="simple" xlink:href="#__RefHeading___Toc80443501" text:style-name="Index_20_Link" text:visited-style-name="Index_20_Link"><text:span text:style-name="T1">3. SZENZORFÚZIÓN ALAPULÓ NAVIGÁCIÓS RENDSZER<text:tab/>9</text:span></text:a></text:p>
          <text:p text:style-name="P32"><text:a xlink:type="simple" xlink:href="#__RefHeading___Toc80443502" text:style-name="Index_20_Link" text:visited-style-name="Index_20_Link"><text:span text:style-name="T1">3.1. Rendszerterv<text:tab/>9</text:span></text:a></text:p>
          <text:p text:style-name="P33"><text:a xlink:type="simple" xlink:href="#__RefHeading__4651_931608399" text:style-name="Index_20_Link" text:visited-style-name="Index_20_Link"><text:span text:style-name="T1">3.1.1. A meglévő lokalizációs technológiák ötvözése<text:tab/>9</text:span></text:a></text:p>
          <text:p text:style-name="P32"><text:a xlink:type="simple" xlink:href="#__RefHeading___Toc80443503" text:style-name="Index_20_Link" text:visited-style-name="Index_20_Link"><text:span text:style-name="T1">3.2. Megvalósítás<text:tab/>9</text:span></text:a></text:p>
          <text:p text:style-name="P33"><text:a xlink:type="simple" xlink:href="#__RefHeading__4653_931608399" text:style-name="Index_20_Link" text:visited-style-name="Index_20_Link"><text:span text:style-name="T1">3.2.1. Az érzékelők adatainak begyűjtése és elemzése<text:tab/>9</text:span></text:a></text:p>
          <text:p text:style-name="P33"><text:a xlink:type="simple" xlink:href="#__RefHeading__4655_931608399" text:style-name="Index_20_Link" text:visited-style-name="Index_20_Link"><text:span text:style-name="T1">3.2.2. A térképadatok feldolgozása<text:tab/>9</text:span></text:a></text:p>
          <text:p text:style-name="P33"><text:a xlink:type="simple" xlink:href="#__RefHeading__4657_931608399" text:style-name="Index_20_Link" text:visited-style-name="Index_20_Link"><text:span text:style-name="T1">3.2.3. Megjelenítés<text:tab/>9</text:span></text:a></text:p>
          <text:p text:style-name="P32"><text:a xlink:type="simple" xlink:href="#__RefHeading___Toc80443504" text:style-name="Index_20_Link" text:visited-style-name="Index_20_Link"><text:span text:style-name="T1">3.3. Tesztelés<text:tab/>9</text:span></text:a></text:p>
          <text:p text:style-name="P33"><text:a xlink:type="simple" xlink:href="#__RefHeading__4659_931608399" text:style-name="Index_20_Link" text:visited-style-name="Index_20_Link"><text:span text:style-name="T1">3.3.1. Az elkészült alkalmazás tesztelése az Irinyi kabinetben<text:tab/>9</text:span></text:a></text:p>
          <text:p text:style-name="P31"><text:a xlink:type="simple" xlink:href="#__RefHeading___Toc80443505" text:style-name="Index_20_Link" text:visited-style-name="Index_20_Link"><text:span text:style-name="T1">4. ÖSSZEGZÉS<text:tab/>10</text:span></text:a></text:p>
          <text:p text:style-name="P32"><text:a xlink:type="simple" xlink:href="#__RefHeading___Toc80443506" text:style-name="Index_20_Link" text:visited-style-name="Index_20_Link"><text:span text:style-name="T1">4.1. Eredmények<text:tab/>10</text:span></text:a></text:p>
          <text:p text:style-name="P32"><text:soft-page-break/><text:a xlink:type="simple" xlink:href="#__RefHeading___Toc80443507" text:style-name="Index_20_Link" text:visited-style-name="Index_20_Link"><text:span text:style-name="T1">4.2. Felhasználás a gyakorlatban<text:tab/>10</text:span></text:a></text:p>
          <text:p text:style-name="P32"><text:a xlink:type="simple" xlink:href="#__RefHeading___Toc80443508" text:style-name="Index_20_Link" text:visited-style-name="Index_20_Link"><text:span text:style-name="T1">4.3. Továbbfejlesztési lehetőségek<text:tab/>10</text:span></text:a></text:p>
          <text:p text:style-name="P32"><text:a xlink:type="simple" xlink:href="#__RefHeading___Toc80443509" text:style-name="Index_20_Link" text:visited-style-name="Index_20_Link"><text:span text:style-name="T1">Irodalomjegyzék<text:tab/>11</text:span></text:a></text:p>
          <text:p text:style-name="P32"><text:a xlink:type="simple" xlink:href="#__RefHeading___Toc80443510" text:style-name="Index_20_Link" text:visited-style-name="Index_20_Link"><text:span text:style-name="T1">Nyilatkozat<text:tab/>12</text:span></text:a></text:p>
          <text:p text:style-name="P32"><text:a xlink:type="simple" xlink:href="#__RefHeading___Toc80443511" text:style-name="Index_20_Link" text:visited-style-name="Index_20_Link"><text:span text:style-name="T1">Köszönetnyilvánítás<text:tab/>13</text:span></text:a></text:p>
        </text:index-body>
      </text:table-of-content>
      <text:p text:style-name="P2"><text:bookmark-start text:name="__RefHeading___Toc80443490"/></text:p>
      <text:h text:style-name="P23" text:outline-level="1"><text:bookmark-end text:name="__RefHeading___Toc80443490"/></text:h>
      <text:h text:style-name="P24" text:outline-level="1"><text:bookmark-start text:name="__RefHeading__4491_931608399"/>BEVEZETÉS <text:bookmark-end text:name="__RefHeading__4491_931608399"/></text:h>
      <text:p text:style-name="P18">A modern világban mindennapossá váltak a navigációs eszközök, melyek akár a gépkocsiba építve, akár önálló eszközként, vagy okostelefonos alkalmazásként képesek elkalauzolni minket az uticélúnkhoz. Közlekedjünk gyalog, kerékpárral, autóval vagy akár tömegközlekedési eszközökkel, minden esetben számíthatunk a naprakész információkkal ellátott, háromdimenziós grafikával és többféle hanggal felszerelt szoftverekre. A navigációs eszközön – legyen az okostelefon, az autó fedélzeti számítógépe vagy egy dedikált készülék – kívül két dolog szükséges <text:span text:style-name="T7">a navigációhoz: térképek és műholdak.</text:span></text:p>
      <text:p text:style-name="P16">Az előbbiek általában szorosan kapcsolódnak a navigációs eszközhöz. Az okostelefonokra letölthető navigációs alkalmazások saját térképeket használnak, melyek általában több mobil platformról és böngészőből is elérhetők. Ilyenek például a Google Maps, a Nokia HERE és az Apple Maps, illetve meg kell említeni az OpenStreetMaps projektet is, mely egy közösség által szerkesztett térkép adatbázis, melynek tartalma bármilyen platformról elérhető, ha létezik az adott platformra egy OSM kompatibilis megjelenítő szoftver. Az autóba épített és a különálló navigációs készülékek a gyártóik szoftverét és térképeit használják, melyekhez nem lehet hozzáférni más készülékről és módosításokat sem lehet végrehajtani az adatokon.</text:p>
      <text:p text:style-name="P17">A másik fontos alkotóeleme a navigációnak a helyzetmeghatározó műholdak. Mint a nevükből sejteni lehet, a felhasználó, pontosabban a navigációs berendezés, pozíciójának meghatározására szolgálnak. A legelterjedtebb ilyen rendszer az amerikai Global Positioning System, avagy GPS, de egyre több készülék támogatja az orosz fejlesztésű GLONASS és a kínai BDS rendszereket. Továbbá fejlesztés alatt áll az Európai Únió által támogatott Galileo rendszer. Minden rendszer egy elv köré épül: több műhold kering Föld körüli pályán és egy időkódot sugároz. A vevő kettő vagy több műholdtól fogadott időkód, pontosabban az időkódok közötti különbségek segítségével meg tudja határozni a pozícióját a Földön. Minél több műhold jelét fogja a vevő, annál pontosabb a pozíció: a civil használatra készült vevők pár méteres pontossággal adják vissza a felhasználó helyzetét, míg a katonai célokra használt vevők – ezek a műholdak kódolt jelfolyamait is felhasználhatják a pontosság növelése érdekében – akár pár centiméter pontossággal képesek meghatározni a pozíciót.</text:p>
      <text:p text:style-name="P17">Az előző bekezdésből kiderül a műholdas pozicionáló rendszerek hiányossága is: pontos helymeghatározáshoz <text:span text:style-name="T8">szükséges a műholdas jelek akadálymentes vétele. Ez a szabadban vagy egy autóúton nem okoz problémát, de városban magas épületek között, alagutakban és épületeken belül nehezen vagy egyáltalán nem foghatók a műholdas jelek, így itt a helyzetmeghatározás sem működik megbízhatóan.</text:span></text:p>
      <text:h text:style-name="P22" text:outline-level="1"><text:bookmark-start text:name="__RefHeading___Toc80443491"/>1. <text:span text:style-name="T6">A BELTÉRI NAVIGÁCIÓ</text:span><text:bookmark-end text:name="__RefHeading___Toc80443491"/></text:h>
      <text:p text:style-name="P21"><text:span text:style-name="T6">A </text:span>beltéri navigáció feladata egy épületen belül a felhasználó pozíciójának meghatározása és elkalauzolása az általa kiválasztott helyszínre. Alkalmazható kórházakban, nagyobb oktatási és közintézményekben, de akár kisebb viszont bonyolultab<text:span text:style-name="T9">b alaprajzú épületeknél is. Elképzelhetünk egy elsőéves diákot, amint egy több emeletes, két vagy négy szárnnyal rendelkező egyetemi épületben keresi a tantermet, majd miután megtalálta értesül róla, hogy az óra máshol lesz megtartva, így a keresés indul elölről. Az okostelefonján található navigációs programok nem segítenek, hiszen egyrészt nem rendelkeznek a megfelelő beltéri térképpekkel – jó esetben csak az épület körvonala található meg rajta – másrészt pedig a legtöbb ilyen jellegű épület </text:span><text:soft-page-break/><text:span text:style-name="T9">vasbeton szerkezete teljesen leárnyékolja a pozicionáló műholdak jeleit, vagyis a helyzetmeghatározás sem lehetséges.</text:span></text:p>
      <text:p text:style-name="P21"><text:span text:style-name="T9"><text:tab/>A probléma egyik része – a beltéri térképek hiánya – viszonylag könnyen megoldható. Léteznek kezdeményezések a nagyobb közintézmények és nyilvános épületek, mint például pályaudvarok, bevásárlóközpontok belső szerkezetének térképen való ábrázolására. A Google Maps-ben találhatók ilyen belső térképek</text:span><text:span text:style-name="T12"><text:note text:id="ftn0" text:note-class="endnote"><text:note-citation>1</text:note-citation><text:note-body><text:p text:style-name="P34">Belső térképek – Google Térképek: https://www.google.com/maps/about/partners/indoormaps/</text:p></text:note-body></text:note></text:span><text:span text:style-name="T10">, illetve az OpenStreetMaps-ben is elérhető jó néhány nagyobb épület alaprajza. Utóbbival egy későbbi fejezetben részletesen is foglalkozunk, mivel nyitottságának köszönhetően felhasználásra került a munka készítésekor.</text:span></text:p>
      <text:p text:style-name="P21"><text:span text:style-name="T10"><text:tab/>A beltéri térképeknek a kültériekkel ellentétben nem elég a földrajzi szélesség és hosszúság alapján ábrázolni egy épületet, hanem figyelembe kell venniük az épület különböző szintjeit. Így minden szinthez különböző kiosztású belső terek, több szintet magába foglaló helyiségek – például felvonó, lépcsőház vagy előadóterem – tartoznak. A beltéri helymeghatározásnál ezért fontos a felhasználó tengerszint feletti magasságának meghatározása, a földrajzi szélesség és hosszúság koordináták mellett.</text:span></text:p>
      <text:p text:style-name="P15"/>
      <text:h text:style-name="P25" text:outline-level="2"><text:bookmark-start text:name="__RefHeading___Toc80443492"/>1.1. A <text:span text:style-name="T6">beltéri helymeghatározás problémái</text:span><text:bookmark-end text:name="__RefHeading___Toc80443492"/></text:h>
      <text:p text:style-name="P20">A beltéri térképek hiánya mellett a beltéri navigáció másik súlyos problémája a helyzetmeghatározás olyan helyen, ahol nem érhetők el a műholdak jelei vagy az így meghatározott pozíció nem elég pontos.</text:p>
      <text:h text:style-name="P25" text:outline-level="2"><text:bookmark-start text:name="__RefHeading___Toc80443493"/>1.2. <text:span text:style-name="T6">Létező megoldások</text:span><text:bookmark-end text:name="__RefHeading___Toc80443493"/></text:h>
      <text:p text:style-name="P2"/>
      <text:h text:style-name="P23" text:outline-level="1"/>
      <text:h text:style-name="P24" text:outline-level="1"><text:bookmark-start text:name="__RefHeading___Toc80443495"/>2. <text:span text:style-name="T6">A FELHASZNÁLT TECHNOLÓGIÁK RÖVID ISMERTETÉSE</text:span><text:bookmark-end text:name="__RefHeading___Toc80443495"/></text:h>
      <text:p text:style-name="P2"/>
      <text:h text:style-name="P25" text:outline-level="2"><text:bookmark-start text:name="__RefHeading___Toc80443496"/>2.1. <text:span text:style-name="T6">Odometria</text:span> <text:bookmark-end text:name="__RefHeading___Toc80443496"/></text:h>
      <text:p text:style-name="P2"/>
      <text:h text:style-name="P28" text:outline-level="3"><text:bookmark-start text:name="__RefHeading__4493_931608399"/>2.1.1. MEMS érzékelők<text:bookmark-end text:name="__RefHeading__4493_931608399"/></text:h>
      <text:p text:style-name="P2"/>
      <text:h text:style-name="P28" text:outline-level="3"><text:bookmark-start text:name="__RefHeading__4636_931608399"/>2.1.2. Lépésérzékelés<text:bookmark-end text:name="__RefHeading__4636_931608399"/></text:h>
      <text:p text:style-name="P2"/>
      <text:h text:style-name="P25" text:outline-level="2"><text:bookmark-start text:name="__RefHeading___Toc80443497"/>2.2. <text:span text:style-name="T6">Vezetéknélküli jelek</text:span> <text:bookmark-end text:name="__RefHeading___Toc80443497"/></text:h>
      <text:p text:style-name="P2"/>
      <text:h text:style-name="P28" text:outline-level="3"><text:bookmark-start text:name="__RefHeading___Toc80443498"/>2.2.1. <text:span text:style-name="T6">Rádiótechnológián alapuló jelek</text:span> <text:bookmark-end text:name="__RefHeading___Toc80443498"/></text:h>
      <text:p text:style-name="P2"/>
      <text:h text:style-name="P28" text:outline-level="3"><text:bookmark-start text:name="__RefHeading___Toc80443499"/>2.2.2. <text:span text:style-name="T6">Látható jelek</text:span><text:bookmark-end text:name="__RefHeading___Toc80443499"/></text:h>
      <text:p text:style-name="P2"/>
      <text:h text:style-name="P25" text:outline-level="2"><text:bookmark-start text:name="__RefHeading___Toc80443500"/>2.3. <text:span text:style-name="T6">Térképek és útvonalak</text:span><text:bookmark-end text:name="__RefHeading___Toc80443500"/></text:h>
      <text:p text:style-name="P2"/>
      <text:h text:style-name="P28" text:outline-level="3"><text:bookmark-start text:name="__RefHeading__4495_931608399"/>2.3.1. OpenStreetMaps<text:bookmark-end text:name="__RefHeading__4495_931608399"/></text:h>
      <text:p text:style-name="P2"/>
      <text:h text:style-name="P28" text:outline-level="3"><text:bookmark-start text:name="__RefHeading__4497_931608399"/>2.3.2. Beltéri térképek készítése és tárolása<text:bookmark-end text:name="__RefHeading__4497_931608399"/></text:h>
      <text:p text:style-name="P4"/>
      <text:h text:style-name="P28" text:outline-level="3"><text:bookmark-start text:name="__RefHeading__4499_931608399"/>2.3.3. Útvonaltervezésre optimális adatstruktúra<text:bookmark-end text:name="__RefHeading__4499_931608399"/></text:h>
      <text:p text:style-name="P4"/>
      <text:h text:style-name="P28" text:outline-level="3"><text:bookmark-start text:name="__RefHeading__4501_931608399"/>2.3.4. Útvonaltervezés <text:span text:style-name="T6">és navigálás</text:span><text:bookmark-end text:name="__RefHeading__4501_931608399"/></text:h>
      <text:p text:style-name="P2"/>
      <text:h text:style-name="P23" text:outline-level="1"/>
      <text:h text:style-name="P24" text:outline-level="1"><text:bookmark-start text:name="__RefHeading___Toc80443501"/>3. <text:span text:style-name="T6">SZENZORFÚZIÓN ALAPULÓ NAVIGÁCIÓS RENDSZER</text:span><text:bookmark-end text:name="__RefHeading___Toc80443501"/></text:h>
      <text:p text:style-name="P2"/>
      <text:h text:style-name="P25" text:outline-level="2"><text:bookmark-start text:name="__RefHeading___Toc80443502"/>3.1. <text:span text:style-name="T6">Rendszerterv</text:span><text:bookmark-end text:name="__RefHeading___Toc80443502"/></text:h>
      <text:p text:style-name="P2"/>
      <text:h text:style-name="P28" text:outline-level="3"><text:bookmark-start text:name="__RefHeading__4651_931608399"/><text:span text:style-name="T6">3.</text:span>1.1. A meglévő lokalizációs technológiák ötvözése<text:bookmark-end text:name="__RefHeading__4651_931608399"/></text:h>
      <text:p text:style-name="P2"/>
      <text:h text:style-name="P25" text:outline-level="2"><text:bookmark-start text:name="__RefHeading___Toc80443503"/>3.2. <text:span text:style-name="T6">Megvalósítás</text:span><text:bookmark-end text:name="__RefHeading___Toc80443503"/></text:h>
      <text:p text:style-name="P2"/>
      <text:h text:style-name="P28" text:outline-level="3"><text:bookmark-start text:name="__RefHeading__4653_931608399"/><text:span text:style-name="T6">3.</text:span>2.1. Az érzékelők adatainak begyűjtése és elemzése<text:bookmark-end text:name="__RefHeading__4653_931608399"/></text:h>
      <text:p text:style-name="P5"/>
      <text:h text:style-name="P28" text:outline-level="3"><text:bookmark-start text:name="__RefHeading__4655_931608399"/>3.2.2. A térképadatok feldolgozása<text:bookmark-end text:name="__RefHeading__4655_931608399"/></text:h>
      <text:p text:style-name="P5"/>
      <text:h text:style-name="P28" text:outline-level="3"><text:bookmark-start text:name="__RefHeading__4657_931608399"/>3.2.3. Megjelenítés<text:bookmark-end text:name="__RefHeading__4657_931608399"/></text:h>
      <text:p text:style-name="P2"/>
      <text:h text:style-name="P25" text:outline-level="2"><text:bookmark-start text:name="__RefHeading___Toc80443504"/>3.3. <text:span text:style-name="T6">Tesztelés</text:span><text:bookmark-end text:name="__RefHeading___Toc80443504"/></text:h>
      <text:p text:style-name="P3"/>
      <text:h text:style-name="P28" text:outline-level="3"><text:bookmark-start text:name="__RefHeading__4659_931608399"/>3.3.1. Az elkészült alkalmazás tesztelése az Irinyi kabinetben<text:bookmark-end text:name="__RefHeading__4659_931608399"/></text:h>
      <text:p text:style-name="P2"/>
      <text:h text:style-name="P24" text:outline-level="1"><text:bookmark-start text:name="__RefHeading___Toc80443505"/>4. <text:span text:style-name="T6">ÖSSZEGZÉS</text:span> <text:bookmark-end text:name="__RefHeading___Toc80443505"/></text:h>
      <text:p text:style-name="P2"/>
      <text:h text:style-name="P25" text:outline-level="2"><text:bookmark-start text:name="__RefHeading___Toc80443506"/>4.1. <text:span text:style-name="T6">Eredmények</text:span><text:bookmark-end text:name="__RefHeading___Toc80443506"/></text:h>
      <text:p text:style-name="P2"/>
      <text:h text:style-name="P25" text:outline-level="2"><text:bookmark-start text:name="__RefHeading___Toc80443507"/>4.2. <text:span text:style-name="T6">Felhasználás a gyakorlatban</text:span><text:bookmark-end text:name="__RefHeading___Toc80443507"/></text:h>
      <text:p text:style-name="P2"/>
      <text:h text:style-name="P25" text:outline-level="2"><text:bookmark-start text:name="__RefHeading___Toc80443508"/>4.3. <text:span text:style-name="T6">Továbbfejlesztési lehetőségek</text:span><text:bookmark-end text:name="__RefHeading___Toc80443508"/></text:h>
      <text:p text:style-name="P2"/>
      <text:p text:style-name="P2"/>
      <text:p text:style-name="P2"/>
      <text:p text:style-name="P8"/>
      <text:p text:style-name="P2"/>
      <text:h text:style-name="P26" text:outline-level="2"><text:bookmark-start text:name="__RefHeading___Toc80443509"/>Irodalomjegyzék<text:bookmark-end text:name="__RefHeading___Toc80443509"/></text:h>
      <text:p text:style-name="P19"/>
      <text:p text:style-name="P8"/>
      <text:p text:style-name="P2"/>
      <text:h text:style-name="P26" text:outline-level="2"><text:bookmark-start text:name="__RefHeading___Toc80443510"/>Nyilatkozat<text:bookmark-end text:name="__RefHeading___Toc80443510"/></text:h>
      <text:p text:style-name="P2"/>
      <text:p text:style-name="P2"/>
      <text:p text:style-name="P6">Alulírott Kószó Áron mérnök informatikus MSc szakos hallgató, kijelentem, hogy a dolgozatomat a Szegedi Tudományegyetem, Informatikai Tanszékcsoport Műszaki Informatika Tanszékén készítettem, mérnök informatikus MSc diploma megszerzése érdekében. </text:p>
      <text:p text:style-name="P6">Kijelentem, hogy a dolgozatot más szakon korábban nem védtem meg, saját munkám eredménye, és csak a hivatkozott forrásokat (szakirodalom, eszközök, stb.) használtam fel.</text:p>
      <text:p text:style-name="P6">Tudomásul veszem, hogy szakdolgozatomat / diplomamunkámat a Szegedi Tudományegyetem Informatikai Tanszékcsoport könyvtárában, a helyben olvasható könyvek között helyezik el.</text:p>
      <text:p text:style-name="P6"/>
      <text:p text:style-name="P6"/>
      <text:p text:style-name="P6"/>
      <text:p text:style-name="P6">2015. december 8.</text:p>
      <text:p text:style-name="P2"/>
      <text:p text:style-name="P2"/>
      <text:p text:style-name="P8"/>
      <text:p text:style-name="P2"/>
      <text:h text:style-name="P26" text:outline-level="2"><text:bookmark-start text:name="__RefHeading___Toc80443511"/>Köszönetnyilvánítás<text:bookmark-end text:name="__RefHeading___Toc80443511"/></text:h>
      <text:p text:style-name="P2"/>
      <text:p text:style-name="P7">as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hu" fo:country="H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orphans="2" fo:widows="2" fo:text-indent="0.5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dek1" style:family="paragraph" style:parent-style-name="Standard">
      <style:paragraph-properties fo:line-height="150%" fo:text-align="center" style:justify-single-word="false"/>
      <style:text-properties fo:font-size="18pt" fo:language="hu" fo:country="HU" fo:font-weight="bold" style:font-size-asian="18pt" style:font-weight-asian="bold"/>
    </style:style>
    <style:style style:name="dek2" style:family="paragraph" style:parent-style-name="Standard">
      <style:paragraph-properties fo:text-align="center" style:justify-single-word="false"/>
      <style:text-properties fo:font-size="24pt" fo:font-weight="bold" style:font-size-asian="24pt" style:font-weight-asian="bold"/>
    </style:style>
    <style:style style:name="dek3" style:family="paragraph" style:parent-style-name="Standard">
      <style:paragraph-properties fo:text-align="center" style:justify-single-word="false"/>
      <style:text-properties fo:font-size="22pt" fo:font-weight="bold" style:font-size-asian="22pt" style:font-weight-asian="bold"/>
    </style:style>
    <style:style style:name="Stílus1" style:family="paragraph" style:parent-style-name="Standard">
      <style:paragraph-properties fo:text-align="center" style:justify-single-word="false"/>
      <style:text-properties fo:font-size="18pt" fo:font-weight="bold" style:font-size-asian="18pt" style:font-weight-asian="bold"/>
    </style:style>
    <style:style style:name="dek4" style:family="paragraph" style:parent-style-name="Stílus1"/>
    <style:style style:name="dco1" style:family="paragraph" style:parent-style-name="Standard">
      <style:paragraph-properties fo:text-align="center" style:justify-single-word="false"/>
      <style:text-properties fo:font-size="18pt" fo:font-weight="bold" style:font-size-asian="18pt" style:font-weight-asian="bold"/>
    </style:style>
    <style:style style:name="dco2" style:family="paragraph" style:parent-style-name="Standard">
      <style:paragraph-properties fo:text-align="center" style:justify-single-word="false"/>
      <style:text-properties fo:font-size="20pt" fo:font-weight="bold" style:font-size-asian="20pt" style:font-weight-asian="bold" style:font-size-complex="20pt"/>
    </style:style>
    <style:style style:name="dco3" style:family="paragraph" style:parent-style-name="Standard">
      <style:paragraph-properties fo:text-align="center" style:justify-single-word="false"/>
      <style:text-properties fo:font-size="18pt" style:font-size-asian="18pt"/>
    </style:style>
    <style:style style:name="dco4" style:family="paragraph" style:parent-style-name="Standard">
      <style:paragraph-properties fo:text-align="center" style:justify-single-word="false"/>
    </style:style>
    <style:style style:name="dco6" style:family="paragraph" style:parent-style-name="dek4">
      <style:text-properties fo:font-size="14pt" fo:font-weight="normal" style:font-size-asian="14pt" style:font-weight-asian="normal"/>
    </style:style>
    <style:style style:name="dfk1_20_Char" style:display-name="dfk1 Char" style:family="paragraph" style:parent-style-name="dco3">
      <style:text-properties fo:font-size="16pt" fo:font-weight="bold" style:font-size-asian="16pt" style:font-weight-asian="bold"/>
    </style:style>
    <style:style style:name="dfk2" style:family="paragraph" style:parent-style-name="Standard">
      <style:paragraph-properties fo:margin-left="0in" fo:margin-right="0in" fo:line-height="150%" fo:text-indent="0.4925in" style:auto-text-indent="false"/>
      <style:text-properties fo:font-size="14pt" style:font-size-asian="14pt"/>
    </style:style>
    <style:style style:name="dto1" style:family="paragraph" style:parent-style-name="Standard">
      <style:paragraph-properties fo:text-align="center" style:justify-single-word="false"/>
      <style:text-properties fo:font-size="16pt" fo:font-weight="bold" style:font-size-asian="16pt" style:font-weight-asian="bold"/>
    </style:style>
    <style:style style:name="dto2" style:family="paragraph" style:parent-style-name="Standard" style:list-style-name="WW8Num1">
      <style:text-properties fo:font-style="italic" fo:font-weight="bold" style:font-style-asian="italic" style:font-weight-asian="bold"/>
    </style:style>
    <style:style style:name="dto3" style:family="paragraph" style:parent-style-name="Standard">
      <style:paragraph-properties fo:line-height="150%" fo:text-align="justify" style:justify-single-word="false"/>
      <style:text-properties fo:font-style="italic" style:font-style-asian="italic"/>
    </style:style>
    <style:style style:name="dtj1" style:family="paragraph" style:parent-style-name="Standard">
      <style:paragraph-properties fo:text-align="center" style:justify-single-word="false"/>
      <style:text-properties fo:font-size="16pt" fo:font-weight="bold" style:font-size-asian="16pt" style:font-weight-asian="bold"/>
    </style:style>
    <style:style style:name="dtj2" style:family="paragraph" style:parent-style-name="Standard">
      <style:paragraph-properties fo:line-height="150%"/>
      <style:text-properties fo:font-size="14pt" fo:font-style="italic" style:font-size-asian="14pt" style:font-style-asian="italic" style:font-size-complex="14pt"/>
    </style:style>
    <style:style style:name="dtj3" style:family="paragraph" style:parent-style-name="Standard">
      <style:paragraph-properties fo:line-height="150%"/>
      <style:text-properties fo:font-size="14pt" style:font-size-asian="14pt" style:font-size-complex="14pt"/>
    </style:style>
    <style:style style:name="dl1" style:family="paragraph" style:parent-style-name="Standard">
      <style:paragraph-properties fo:margin-left="0in" fo:margin-right="0in" fo:text-align="justify" style:justify-single-word="false" fo:text-indent="0.4925in" style:auto-text-indent="false"/>
      <style:text-properties fo:language="hu" fo:country="HU"/>
    </style:style>
    <style:style style:name="dtj4" style:family="paragraph" style:parent-style-name="Standard">
      <style:paragraph-properties fo:line-height="150%"/>
    </style:style>
    <style:style style:name="Contents_20_1" style:display-name="Contents 1" style:family="paragraph" style:parent-style-name="Standard" style:next-style-name="Standard" style:class="index">
      <style:paragraph-properties fo:margin-top="0.25in" fo:margin-bottom="0in" loext:contextual-spacing="false"/>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Contents_20_2" style:display-name="Contents 2" style:family="paragraph" style:parent-style-name="Standard" style:next-style-name="Standard" style:class="index">
      <style:paragraph-properties fo:margin-top="0.1665in" fo:margin-bottom="0in" loext:contextual-spacing="false"/>
      <style:text-properties fo:font-size="12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1665in" fo:margin-right="0in" fo:text-indent="0in" style:auto-text-indent="false"/>
      <style:text-properties fo:font-size="12pt" style:font-size-asian="10pt" style:font-size-complex="10pt"/>
    </style:style>
    <style:style style:name="Contents_20_4" style:display-name="Contents 4" style:family="paragraph" style:parent-style-name="Standard" style:next-style-name="Standard" style:class="index">
      <style:paragraph-properties fo:margin-left="0.3335in" fo:margin-right="0in" fo:text-indent="0in"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0.5in" fo:margin-right="0in" fo:text-indent="0in"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0.6665in" fo:margin-right="0in" fo:text-indent="0in"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1in" fo:margin-right="0in" fo:text-indent="0in"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1.1665in" fo:margin-right="0in" fo:text-indent="0in" style:auto-text-indent="false"/>
      <style:text-properties fo:font-size="10pt" style:font-size-asian="10pt" style:font-size-complex="10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dco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Endnote" style:family="paragraph" style:parent-style-name="Standard" style:class="extra" style:master-page-name="">
      <style:paragraph-properties fo:margin-left="0.2354in" fo:margin-right="0in" fo:line-height="200%" fo:text-indent="-0.2354in" style:auto-text-indent="false" style:page-number="auto"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ekezdés_20_alapbetűtípusa" style:display-name="Bekezdés alapbetűtípusa" style:family="text"/>
    <style:style style:name="dfk1_20_Char_20_Char" style:display-name="dfk1 Char Char" style:family="text" style:parent-style-name="Bekezdés_20_alapbetűtípusa">
      <style:text-properties fo:font-size="16pt" fo:language="en" fo:country="US" fo:font-weight="bold" style:font-size-asian="16pt" style:font-weight-asian="bold" style:font-size-complex="12pt" style:language-complex="ar" style:country-complex="SA"/>
    </style:style>
    <style:style style:name="dfk2_20_Char" style:display-name="dfk2 Char" style:family="text" style:parent-style-name="Bekezdés_20_alapbetűtípusa">
      <style:text-properties fo:font-size="14pt" fo:language="en" fo:country="US" style:font-size-asian="14pt" style:font-size-complex="12pt" style:language-complex="ar" style:country-complex="SA"/>
    </style:style>
    <style:style style:name="dto2_20_Char" style:display-name="dto2 Char" style:family="text" style:parent-style-name="Bekezdés_20_alapbetűtípusa">
      <style:text-properties fo:font-size="12pt" fo:language="en" fo:country="US" fo:font-style="italic" fo:font-weight="bold" style:font-size-asian="12pt" style:font-style-asian="italic" style:font-weight-asian="bold" style:font-size-complex="12pt" style:language-complex="ar" style:country-complex="SA"/>
    </style:style>
    <style:style style:name="dtj2_20_Char" style:display-name="dtj2 Char" style:family="text" style:parent-style-name="Bekezdés_20_alapbetűtípusa">
      <style:text-properties fo:font-size="14pt" fo:language="en" fo:country="US" fo:font-style="italic" style:font-size-asian="14pt" style:font-style-asian="italic" style:font-size-complex="14pt" style:language-complex="ar" style:country-complex="SA"/>
    </style:style>
    <style:style style:name="Internet_20_link" style:display-name="Internet link" style:family="text" style:parent-style-name="Bekezdés_20_alapbetűtípusa">
      <style:text-properties fo:color="#0000ff" style:text-underline-style="solid" style:text-underline-width="auto" style:text-underline-color="font-color"/>
    </style:style>
    <style:style style:name="Page_20_Number" style:display-name="Page Number" style:family="text" style:parent-style-name="Bekezdés_20_alapbetűtípusa"/>
    <style:style style:name="dco3_20_Char" style:display-name="dco3 Char" style:family="text" style:parent-style-name="Bekezdés_20_alapbetűtípusa">
      <style:text-properties fo:font-size="18pt" fo:language="en" fo:country="US" style:font-size-asian="18pt" style:font-size-complex="12pt" style:language-complex="ar" style:country-complex="SA"/>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8.2681in" fo:page-height="11.6929in" style:num-format="1" style:print-orientation="portrait" fo:margin-top="0.9839in" fo:margin-bottom="0.4917in" fo:margin-left="1.378in" fo:margin-right="0.9839in" style:shadow="none"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age_20_Number"><text:page-number text:select-page="current">10</text:page-number></text:span></text:p>
      </style:footer>
    </style:master-page>
    <style:master-page style:name="First_20_Page" style:display-name="First Page" style:page-layout-name="Mpm2" style:next-style-name="Standard"/>
    <style:master-page style:name="Index" style:page-layout-name="Mpm2"/>
    <style:master-page style:name="Endnote" style:page-layout-name="Mpm3"/>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zenzorfúzió alapú beltéri navigációs rendszer megvalósítása mobil platformra</dc:title>
    <meta:creation-date>2015-11-23T22:34:36.141113801</meta:creation-date>
    <meta:editing-cycles>10</meta:editing-cycles>
    <meta:editing-duration>PT44M42S</meta:editing-duration>
    <meta:generator>LibreOffice/4.3.3.2$Linux_X86_64 LibreOffice_project/430m0$Build-2</meta:generator>
    <meta:initial-creator>aronk </meta:initial-creator>
    <dc:date>2015-11-25T00:08:09.426327549</dc:date>
    <dc:creator>aronk </dc:creator>
    <meta:document-statistic meta:table-count="0" meta:image-count="0" meta:object-count="0" meta:page-count="14" meta:paragraph-count="96" meta:word-count="1122" meta:character-count="8838" meta:non-whitespace-character-count="7798"/>
    <meta:template xlink:type="simple" xlink:actuate="onRequest" xlink:title="sablon" xlink:href="../../../.config/libreoffice/4/user/template/sablon.ott" meta:date="2015-11-23T22:34:36.049636050"/>
  </office:meta>
</office:document-meta>
</file>